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540801"/>
          <table:table-cell office:value-type="float" office:value="0.25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81.0"/>
          <table:table-cell office:value-type="float" office:value="19518.0"/>
          <table:table-cell office:value-type="float" office:value="65407.0"/>
          <table:table-cell office:value-type="float" office:value="101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740.0"/>
          <table:table-cell office:value-type="float" office:value="54123.0"/>
          <table:table-cell office:value-type="float" office:value="40100.0"/>
          <table:table-cell office:value-type="float" office:value="35916.0"/>
          <table:table-cell office:value-type="float" office:value="66671.0"/>
          <table:table-cell office:value-type="float" office:value="164.0"/>
          <table:table-cell office:value-type="float" office:value="0.550313"/>
          <table:table-cell office:value-type="float" office:value="0.2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266.0"/>
          <table:table-cell office:value-type="float" office:value="19528.0"/>
          <table:table-cell office:value-type="float" office:value="65440.0"/>
          <table:table-cell office:value-type="float" office:value="102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740.0"/>
          <table:table-cell office:value-type="float" office:value="54123.0"/>
          <table:table-cell office:value-type="float" office:value="40100.0"/>
          <table:table-cell office:value-type="float" office:value="35916.0"/>
          <table:table-cell office:value-type="float" office:value="57021.0"/>
          <table:table-cell office:value-type="float" office:value="164.0"/>
          <table:table-cell office:value-type="float" office:value="0.498731"/>
          <table:table-cell office:value-type="float" office:value="0.1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1.0"/>
          <table:table-cell office:value-type="float" office:value="10106.0"/>
          <table:table-cell office:value-type="float" office:value="34749.0"/>
          <table:table-cell office:value-type="float" office:value="939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38.0"/>
          <table:table-cell office:value-type="float" office:value="27349.0"/>
          <table:table-cell office:value-type="float" office:value="19714.0"/>
          <table:table-cell office:value-type="float" office:value="18072.0"/>
          <table:table-cell office:value-type="float" office:value="26980.0"/>
          <table:table-cell office:value-type="float" office:value="88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588079"/>
          <table:table-cell office:value-type="float" office:value="0.28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79.0"/>
          <table:table-cell office:value-type="float" office:value="19765.0"/>
          <table:table-cell office:value-type="float" office:value="66442.0"/>
          <table:table-cell office:value-type="float" office:value="1014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846.0"/>
          <table:table-cell office:value-type="float" office:value="54671.0"/>
          <table:table-cell office:value-type="float" office:value="40370.0"/>
          <table:table-cell office:value-type="float" office:value="36304.0"/>
          <table:table-cell office:value-type="float" office:value="57071.0"/>
          <table:table-cell office:value-type="float" office:value="164.0"/>
          <table:table-cell office:value-type="float" office:value="0.530774"/>
          <table:table-cell office:value-type="float" office:value="0.25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92.0"/>
          <table:table-cell office:value-type="float" office:value="19755.0"/>
          <table:table-cell office:value-type="float" office:value="66409.0"/>
          <table:table-cell office:value-type="float" office:value="1055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846.0"/>
          <table:table-cell office:value-type="float" office:value="54671.0"/>
          <table:table-cell office:value-type="float" office:value="40370.0"/>
          <table:table-cell office:value-type="float" office:value="36304.0"/>
          <table:table-cell office:value-type="float" office:value="66746.0"/>
          <table:table-cell office:value-type="float" office:value="164.0"/>
          <table:table-cell office:value-type="float" office:value="0.486963"/>
          <table:table-cell office:value-type="float" office:value="0.161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00.0"/>
          <table:table-cell office:value-type="float" office:value="685.0"/>
          <table:table-cell office:value-type="float" office:value="10343.0"/>
          <table:table-cell office:value-type="float" office:value="35751.0"/>
          <table:table-cell office:value-type="float" office:value="95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44.0"/>
          <table:table-cell office:value-type="float" office:value="27897.0"/>
          <table:table-cell office:value-type="float" office:value="19984.0"/>
          <table:table-cell office:value-type="float" office:value="18460.0"/>
          <table:table-cell office:value-type="float" office:value="27055.0"/>
          <table:table-cell office:value-type="float" office:value="88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575925"/>
          <table:table-cell office:value-type="float" office:value="0.2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19655.0"/>
          <table:table-cell office:value-type="float" office:value="65967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802.0"/>
          <table:table-cell office:value-type="float" office:value="54412.0"/>
          <table:table-cell office:value-type="float" office:value="40235.0"/>
          <table:table-cell office:value-type="float" office:value="36099.0"/>
          <table:table-cell office:value-type="float" office:value="66698.0"/>
          <table:table-cell office:value-type="float" office:value="164.0"/>
          <table:table-cell office:value-type="float" office:value="0.510257"/>
          <table:table-cell office:value-type="float" office:value="0.20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293.0"/>
          <table:table-cell office:value-type="float" office:value="19655.0"/>
          <table:table-cell office:value-type="float" office:value="65967.0"/>
          <table:table-cell office:value-type="float" office:value="1051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802.0"/>
          <table:table-cell office:value-type="float" office:value="54412.0"/>
          <table:table-cell office:value-type="float" office:value="40235.0"/>
          <table:table-cell office:value-type="float" office:value="36099.0"/>
          <table:table-cell office:value-type="float" office:value="66698.0"/>
          <table:table-cell office:value-type="float" office:value="164.0"/>
          <table:table-cell office:value-type="float" office:value="0.455634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15.0"/>
          <table:table-cell office:value-type="float" office:value="10225.0"/>
          <table:table-cell office:value-type="float" office:value="35250.0"/>
          <table:table-cell office:value-type="float" office:value="90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00.0"/>
          <table:table-cell office:value-type="float" office:value="27638.0"/>
          <table:table-cell office:value-type="float" office:value="19849.0"/>
          <table:table-cell office:value-type="float" office:value="18255.0"/>
          <table:table-cell office:value-type="float" office:value="27006.0"/>
          <table:table-cell office:value-type="float" office:value="88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513109"/>
          <table:table-cell office:value-type="float" office:value="0.25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76.0"/>
          <table:table-cell office:value-type="float" office:value="18966.0"/>
          <table:table-cell office:value-type="float" office:value="63495.0"/>
          <table:table-cell office:value-type="float" office:value="105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31.0"/>
          <table:table-cell office:value-type="float" office:value="53348.0"/>
          <table:table-cell office:value-type="float" office:value="39541.0"/>
          <table:table-cell office:value-type="float" office:value="35560.0"/>
          <table:table-cell office:value-type="float" office:value="56974.0"/>
          <table:table-cell office:value-type="float" office:value="164.0"/>
          <table:table-cell office:value-type="float" office:value="0.59594"/>
          <table:table-cell office:value-type="float" office:value="0.26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324.0"/>
          <table:table-cell office:value-type="float" office:value="18946.0"/>
          <table:table-cell office:value-type="float" office:value="63429.0"/>
          <table:table-cell office:value-type="float" office:value="103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31.0"/>
          <table:table-cell office:value-type="float" office:value="53348.0"/>
          <table:table-cell office:value-type="float" office:value="39541.0"/>
          <table:table-cell office:value-type="float" office:value="35560.0"/>
          <table:table-cell office:value-type="float" office:value="66612.0"/>
          <table:table-cell office:value-type="float" office:value="164.0"/>
          <table:table-cell office:value-type="float" office:value="0.477775"/>
          <table:table-cell office:value-type="float" office:value="0.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1.0"/>
          <table:table-cell office:value-type="float" office:value="9517.0"/>
          <table:table-cell office:value-type="float" office:value="32715.0"/>
          <table:table-cell office:value-type="float" office:value="96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729.0"/>
          <table:table-cell office:value-type="float" office:value="26574.0"/>
          <table:table-cell office:value-type="float" office:value="19155.0"/>
          <table:table-cell office:value-type="float" office:value="17716.0"/>
          <table:table-cell office:value-type="float" office:value="26913.0"/>
          <table:table-cell office:value-type="float" office:value="88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499454"/>
          <table:table-cell office:value-type="float" office:value="0.23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86.0"/>
          <table:table-cell office:value-type="float" office:value="19480.0"/>
          <table:table-cell office:value-type="float" office:value="65405.0"/>
          <table:table-cell office:value-type="float" office:value="1048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758.0"/>
          <table:table-cell office:value-type="float" office:value="54265.0"/>
          <table:table-cell office:value-type="float" office:value="40091.0"/>
          <table:table-cell office:value-type="float" office:value="36103.0"/>
          <table:table-cell office:value-type="float" office:value="66689.0"/>
          <table:table-cell office:value-type="float" office:value="164.0"/>
          <table:table-cell office:value-type="float" office:value="0.774744"/>
          <table:table-cell office:value-type="float" office:value="0.38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294.0"/>
          <table:table-cell office:value-type="float" office:value="19470.0"/>
          <table:table-cell office:value-type="float" office:value="65372.0"/>
          <table:table-cell office:value-type="float" office:value="105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758.0"/>
          <table:table-cell office:value-type="float" office:value="54265.0"/>
          <table:table-cell office:value-type="float" office:value="40091.0"/>
          <table:table-cell office:value-type="float" office:value="36103.0"/>
          <table:table-cell office:value-type="float" office:value="66691.0"/>
          <table:table-cell office:value-type="float" office:value="164.0"/>
          <table:table-cell office:value-type="float" office:value="0.461153"/>
          <table:table-cell office:value-type="float" office:value="0.19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39.0"/>
          <table:table-cell office:value-type="float" office:value="331.0"/>
          <table:table-cell office:value-type="float" office:value="10050.0"/>
          <table:table-cell office:value-type="float" office:value="34689.0"/>
          <table:table-cell office:value-type="float" office:value="911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56.0"/>
          <table:table-cell office:value-type="float" office:value="27491.0"/>
          <table:table-cell office:value-type="float" office:value="19705.0"/>
          <table:table-cell office:value-type="float" office:value="18259.0"/>
          <table:table-cell office:value-type="float" office:value="27006.0"/>
          <table:table-cell office:value-type="float" office:value="88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616632"/>
          <table:table-cell office:value-type="float" office:value="0.332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042.0"/>
          <table:table-cell office:value-type="float" office:value="2421.0"/>
          <table:table-cell office:value-type="float" office:value="22977.0"/>
          <table:table-cell office:value-type="float" office:value="77719.0"/>
          <table:table-cell office:value-type="float" office:value="106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327.0"/>
          <table:table-cell office:value-type="float" office:value="60007.0"/>
          <table:table-cell office:value-type="float" office:value="43800.0"/>
          <table:table-cell office:value-type="float" office:value="39307.0"/>
          <table:table-cell office:value-type="float" office:value="57700.0"/>
          <table:table-cell office:value-type="float" office:value="164.0"/>
          <table:table-cell office:value-type="float" office:value="0.548343"/>
          <table:table-cell office:value-type="float" office:value="0.2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42.0"/>
          <table:table-cell office:value-type="float" office:value="22977.0"/>
          <table:table-cell office:value-type="float" office:value="77719.0"/>
          <table:table-cell office:value-type="float" office:value="102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327.0"/>
          <table:table-cell office:value-type="float" office:value="60007.0"/>
          <table:table-cell office:value-type="float" office:value="43800.0"/>
          <table:table-cell office:value-type="float" office:value="39307.0"/>
          <table:table-cell office:value-type="float" office:value="57700.0"/>
          <table:table-cell office:value-type="float" office:value="164.0"/>
          <table:table-cell office:value-type="float" office:value="0.446132"/>
          <table:table-cell office:value-type="float" office:value="0.2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23.0"/>
          <table:table-cell office:value-type="float" office:value="13582.0"/>
          <table:table-cell office:value-type="float" office:value="47117.0"/>
          <table:table-cell office:value-type="float" office:value="94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25.0"/>
          <table:table-cell office:value-type="float" office:value="33233.0"/>
          <table:table-cell office:value-type="float" office:value="23414.0"/>
          <table:table-cell office:value-type="float" office:value="21463.0"/>
          <table:table-cell office:value-type="float" office:value="27996.0"/>
          <table:table-cell office:value-type="float" office:value="88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0.537443"/>
          <table:table-cell office:value-type="float" office:value="0.2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3.0"/>
          <table:table-cell office:value-type="float" office:value="22834.0"/>
          <table:table-cell office:value-type="float" office:value="77199.0"/>
          <table:table-cell office:value-type="float" office:value="102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255.0"/>
          <table:table-cell office:value-type="float" office:value="59747.0"/>
          <table:table-cell office:value-type="float" office:value="43651.0"/>
          <table:table-cell office:value-type="float" office:value="39151.0"/>
          <table:table-cell office:value-type="float" office:value="57668.0"/>
          <table:table-cell office:value-type="float" office:value="164.0"/>
          <table:table-cell office:value-type="float" office:value="0.542423"/>
          <table:table-cell office:value-type="float" office:value="0.2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28.0"/>
          <table:table-cell office:value-type="float" office:value="22834.0"/>
          <table:table-cell office:value-type="float" office:value="77199.0"/>
          <table:table-cell office:value-type="float" office:value="106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255.0"/>
          <table:table-cell office:value-type="float" office:value="59747.0"/>
          <table:table-cell office:value-type="float" office:value="43651.0"/>
          <table:table-cell office:value-type="float" office:value="39151.0"/>
          <table:table-cell office:value-type="float" office:value="57668.0"/>
          <table:table-cell office:value-type="float" office:value="164.0"/>
          <table:table-cell office:value-type="float" office:value="0.395792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162.0"/>
          <table:table-cell office:value-type="float" office:value="13421.0"/>
          <table:table-cell office:value-type="float" office:value="46537.0"/>
          <table:table-cell office:value-type="float" office:value="99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453.0"/>
          <table:table-cell office:value-type="float" office:value="32973.0"/>
          <table:table-cell office:value-type="float" office:value="23265.0"/>
          <table:table-cell office:value-type="float" office:value="21307.0"/>
          <table:table-cell office:value-type="float" office:value="27939.0"/>
          <table:table-cell office:value-type="float" office:value="88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0.778306"/>
          <table:table-cell office:value-type="float" office:value="0.441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705.0"/>
          <table:table-cell office:value-type="float" office:value="2912.0"/>
          <table:table-cell office:value-type="float" office:value="22762.0"/>
          <table:table-cell office:value-type="float" office:value="76922.0"/>
          <table:table-cell office:value-type="float" office:value="1062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232.0"/>
          <table:table-cell office:value-type="float" office:value="59617.0"/>
          <table:table-cell office:value-type="float" office:value="43579.0"/>
          <table:table-cell office:value-type="float" office:value="39066.0"/>
          <table:table-cell office:value-type="float" office:value="57680.0"/>
          <table:table-cell office:value-type="float" office:value="164.0"/>
          <table:table-cell office:value-type="float" office:value="0.499668"/>
          <table:table-cell office:value-type="float" office:value="0.2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3.0"/>
          <table:table-cell office:value-type="float" office:value="22762.0"/>
          <table:table-cell office:value-type="float" office:value="76922.0"/>
          <table:table-cell office:value-type="float" office:value="102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232.0"/>
          <table:table-cell office:value-type="float" office:value="59617.0"/>
          <table:table-cell office:value-type="float" office:value="43579.0"/>
          <table:table-cell office:value-type="float" office:value="39066.0"/>
          <table:table-cell office:value-type="float" office:value="57680.0"/>
          <table:table-cell office:value-type="float" office:value="164.0"/>
          <table:table-cell office:value-type="float" office:value="0.399975"/>
          <table:table-cell office:value-type="float" office:value="0.1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.0"/>
          <table:table-cell office:value-type="float" office:value="13340.0"/>
          <table:table-cell office:value-type="float" office:value="46230.0"/>
          <table:table-cell office:value-type="float" office:value="94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430.0"/>
          <table:table-cell office:value-type="float" office:value="32843.0"/>
          <table:table-cell office:value-type="float" office:value="23193.0"/>
          <table:table-cell office:value-type="float" office:value="21222.0"/>
          <table:table-cell office:value-type="float" office:value="27954.0"/>
          <table:table-cell office:value-type="float" office:value="88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597634"/>
          <table:table-cell office:value-type="float" office:value="0.26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.0"/>
          <table:table-cell office:value-type="float" office:value="22971.0"/>
          <table:table-cell office:value-type="float" office:value="77705.0"/>
          <table:table-cell office:value-type="float" office:value="106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331.0"/>
          <table:table-cell office:value-type="float" office:value="60009.0"/>
          <table:table-cell office:value-type="float" office:value="43802.0"/>
          <table:table-cell office:value-type="float" office:value="39311.0"/>
          <table:table-cell office:value-type="float" office:value="57724.0"/>
          <table:table-cell office:value-type="float" office:value="164.0"/>
          <table:table-cell office:value-type="float" office:value="0.806727"/>
          <table:table-cell office:value-type="float" office:value="0.449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63.0"/>
          <table:table-cell office:value-type="float" office:value="8464.0"/>
          <table:table-cell office:value-type="float" office:value="22971.0"/>
          <table:table-cell office:value-type="float" office:value="77705.0"/>
          <table:table-cell office:value-type="float" office:value="106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331.0"/>
          <table:table-cell office:value-type="float" office:value="60009.0"/>
          <table:table-cell office:value-type="float" office:value="43802.0"/>
          <table:table-cell office:value-type="float" office:value="39311.0"/>
          <table:table-cell office:value-type="float" office:value="57724.0"/>
          <table:table-cell office:value-type="float" office:value="164.0"/>
          <table:table-cell office:value-type="float" office:value="0.429826"/>
          <table:table-cell office:value-type="float" office:value="0.19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1.0"/>
          <table:table-cell office:value-type="float" office:value="290.0"/>
          <table:table-cell office:value-type="float" office:value="13576.0"/>
          <table:table-cell office:value-type="float" office:value="47103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29.0"/>
          <table:table-cell office:value-type="float" office:value="33235.0"/>
          <table:table-cell office:value-type="float" office:value="23416.0"/>
          <table:table-cell office:value-type="float" office:value="21467.0"/>
          <table:table-cell office:value-type="float" office:value="28028.0"/>
          <table:table-cell office:value-type="float" office:value="88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0.518643"/>
          <table:table-cell office:value-type="float" office:value="0.22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2.0"/>
          <table:table-cell office:value-type="float" office:value="992.0"/>
          <table:table-cell office:value-type="float" office:value="22909.0"/>
          <table:table-cell office:value-type="float" office:value="77451.0"/>
          <table:table-cell office:value-type="float" office:value="1063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295.0"/>
          <table:table-cell office:value-type="float" office:value="59874.0"/>
          <table:table-cell office:value-type="float" office:value="43729.0"/>
          <table:table-cell office:value-type="float" office:value="39225.0"/>
          <table:table-cell office:value-type="float" office:value="57683.0"/>
          <table:table-cell office:value-type="float" office:value="164.0"/>
          <table:table-cell office:value-type="float" office:value="0.483389"/>
          <table:table-cell office:value-type="float" office:value="0.2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22909.0"/>
          <table:table-cell office:value-type="float" office:value="77451.0"/>
          <table:table-cell office:value-type="float" office:value="102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295.0"/>
          <table:table-cell office:value-type="float" office:value="59874.0"/>
          <table:table-cell office:value-type="float" office:value="43729.0"/>
          <table:table-cell office:value-type="float" office:value="39225.0"/>
          <table:table-cell office:value-type="float" office:value="57683.0"/>
          <table:table-cell office:value-type="float" office:value="164.0"/>
          <table:table-cell office:value-type="float" office:value="0.37232"/>
          <table:table-cell office:value-type="float" office:value="0.1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76.0"/>
          <table:table-cell office:value-type="float" office:value="13505.0"/>
          <table:table-cell office:value-type="float" office:value="46819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493.0"/>
          <table:table-cell office:value-type="float" office:value="33100.0"/>
          <table:table-cell office:value-type="float" office:value="23343.0"/>
          <table:table-cell office:value-type="float" office:value="21381.0"/>
          <table:table-cell office:value-type="float" office:value="27966.0"/>
          <table:table-cell office:value-type="float" office:value="88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680586"/>
          <table:table-cell office:value-type="float" office:value="0.36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295.0"/>
          <table:table-cell office:value-type="float" office:value="29572.0"/>
          <table:table-cell office:value-type="float" office:value="101563.0"/>
          <table:table-cell office:value-type="float" office:value="1134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719.0"/>
          <table:table-cell office:value-type="float" office:value="78595.0"/>
          <table:table-cell office:value-type="float" office:value="55860.0"/>
          <table:table-cell office:value-type="float" office:value="52197.0"/>
          <table:table-cell office:value-type="float" office:value="72742.0"/>
          <table:table-cell office:value-type="float" office:value="205.0"/>
          <table:table-cell office:value-type="float" office:value="0.663842"/>
          <table:table-cell office:value-type="float" office:value="0.38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435.0"/>
          <table:table-cell office:value-type="float" office:value="29572.0"/>
          <table:table-cell office:value-type="float" office:value="101563.0"/>
          <table:table-cell office:value-type="float" office:value="1119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719.0"/>
          <table:table-cell office:value-type="float" office:value="78595.0"/>
          <table:table-cell office:value-type="float" office:value="55860.0"/>
          <table:table-cell office:value-type="float" office:value="52197.0"/>
          <table:table-cell office:value-type="float" office:value="72742.0"/>
          <table:table-cell office:value-type="float" office:value="205.0"/>
          <table:table-cell office:value-type="float" office:value="0.426564"/>
          <table:table-cell office:value-type="float" office:value="0.1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6.0"/>
          <table:table-cell office:value-type="float" office:value="17817.0"/>
          <table:table-cell office:value-type="float" office:value="63273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14.0"/>
          <table:table-cell office:value-type="float" office:value="45125.0"/>
          <table:table-cell office:value-type="float" office:value="30375.0"/>
          <table:table-cell office:value-type="float" office:value="29892.0"/>
          <table:table-cell office:value-type="float" office:value="35912.0"/>
          <table:table-cell office:value-type="float" office:value="11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664026"/>
          <table:table-cell office:value-type="float" office:value="0.3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27.0"/>
          <table:table-cell office:value-type="float" office:value="29264.0"/>
          <table:table-cell office:value-type="float" office:value="100524.0"/>
          <table:table-cell office:value-type="float" office:value="111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591.0"/>
          <table:table-cell office:value-type="float" office:value="78186.0"/>
          <table:table-cell office:value-type="float" office:value="55553.0"/>
          <table:table-cell office:value-type="float" office:value="52012.0"/>
          <table:table-cell office:value-type="float" office:value="85405.0"/>
          <table:table-cell office:value-type="float" office:value="205.0"/>
          <table:table-cell office:value-type="float" office:value="0.708292"/>
          <table:table-cell office:value-type="float" office:value="0.42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247.0"/>
          <table:table-cell office:value-type="float" office:value="29274.0"/>
          <table:table-cell office:value-type="float" office:value="100557.0"/>
          <table:table-cell office:value-type="float" office:value="111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591.0"/>
          <table:table-cell office:value-type="float" office:value="78186.0"/>
          <table:table-cell office:value-type="float" office:value="55553.0"/>
          <table:table-cell office:value-type="float" office:value="52012.0"/>
          <table:table-cell office:value-type="float" office:value="72651.0"/>
          <table:table-cell office:value-type="float" office:value="205.0"/>
          <table:table-cell office:value-type="float" office:value="0.385428"/>
          <table:table-cell office:value-type="float" office:value="0.1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64.0"/>
          <table:table-cell office:value-type="float" office:value="17474.0"/>
          <table:table-cell office:value-type="float" office:value="62118.0"/>
          <table:table-cell office:value-type="float" office:value="10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086.0"/>
          <table:table-cell office:value-type="float" office:value="44716.0"/>
          <table:table-cell office:value-type="float" office:value="30068.0"/>
          <table:table-cell office:value-type="float" office:value="29707.0"/>
          <table:table-cell office:value-type="float" office:value="35777.0"/>
          <table:table-cell office:value-type="float" office:value="11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589037"/>
          <table:table-cell office:value-type="float" office:value="0.2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287.0"/>
          <table:table-cell office:value-type="float" office:value="29407.0"/>
          <table:table-cell office:value-type="float" office:value="100968.0"/>
          <table:table-cell office:value-type="float" office:value="1063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674.0"/>
          <table:table-cell office:value-type="float" office:value="78377.0"/>
          <table:table-cell office:value-type="float" office:value="55694.0"/>
          <table:table-cell office:value-type="float" office:value="52108.0"/>
          <table:table-cell office:value-type="float" office:value="72696.0"/>
          <table:table-cell office:value-type="float" office:value="205.0"/>
          <table:table-cell office:value-type="float" office:value="0.708555"/>
          <table:table-cell office:value-type="float" office:value="0.3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265.0"/>
          <table:table-cell office:value-type="float" office:value="29387.0"/>
          <table:table-cell office:value-type="float" office:value="100902.0"/>
          <table:table-cell office:value-type="float" office:value="110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674.0"/>
          <table:table-cell office:value-type="float" office:value="78377.0"/>
          <table:table-cell office:value-type="float" office:value="55694.0"/>
          <table:table-cell office:value-type="float" office:value="52108.0"/>
          <table:table-cell office:value-type="float" office:value="85466.0"/>
          <table:table-cell office:value-type="float" office:value="205.0"/>
          <table:table-cell office:value-type="float" office:value="0.448911"/>
          <table:table-cell office:value-type="float" office:value="0.16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230.0"/>
          <table:table-cell office:value-type="float" office:value="17625.0"/>
          <table:table-cell office:value-type="float" office:value="62590.0"/>
          <table:table-cell office:value-type="float" office:value="957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169.0"/>
          <table:table-cell office:value-type="float" office:value="44907.0"/>
          <table:table-cell office:value-type="float" office:value="30209.0"/>
          <table:table-cell office:value-type="float" office:value="29803.0"/>
          <table:table-cell office:value-type="float" office:value="35855.0"/>
          <table:table-cell office:value-type="float" office:value="11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624533"/>
          <table:table-cell office:value-type="float" office:value="0.34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394.0"/>
          <table:table-cell office:value-type="float" office:value="29757.0"/>
          <table:table-cell office:value-type="float" office:value="102256.0"/>
          <table:table-cell office:value-type="float" office:value="1133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803.0"/>
          <table:table-cell office:value-type="float" office:value="78926.0"/>
          <table:table-cell office:value-type="float" office:value="56064.0"/>
          <table:table-cell office:value-type="float" office:value="52403.0"/>
          <table:table-cell office:value-type="float" office:value="72772.0"/>
          <table:table-cell office:value-type="float" office:value="205.0"/>
          <table:table-cell office:value-type="float" office:value="0.702127"/>
          <table:table-cell office:value-type="float" office:value="0.35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633.0"/>
          <table:table-cell office:value-type="float" office:value="1912.0"/>
          <table:table-cell office:value-type="float" office:value="29757.0"/>
          <table:table-cell office:value-type="float" office:value="102256.0"/>
          <table:table-cell office:value-type="float" office:value="112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803.0"/>
          <table:table-cell office:value-type="float" office:value="78926.0"/>
          <table:table-cell office:value-type="float" office:value="56064.0"/>
          <table:table-cell office:value-type="float" office:value="52403.0"/>
          <table:table-cell office:value-type="float" office:value="72772.0"/>
          <table:table-cell office:value-type="float" office:value="205.0"/>
          <table:table-cell office:value-type="float" office:value="0.437791"/>
          <table:table-cell office:value-type="float" office:value="0.1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71.0"/>
          <table:table-cell office:value-type="float" office:value="17993.0"/>
          <table:table-cell office:value-type="float" office:value="63936.0"/>
          <table:table-cell office:value-type="float" office:value="95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98.0"/>
          <table:table-cell office:value-type="float" office:value="45456.0"/>
          <table:table-cell office:value-type="float" office:value="30579.0"/>
          <table:table-cell office:value-type="float" office:value="30098.0"/>
          <table:table-cell office:value-type="float" office:value="35954.0"/>
          <table:table-cell office:value-type="float" office:value="11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673571"/>
          <table:table-cell office:value-type="float" office:value="0.40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55.0"/>
          <table:table-cell office:value-type="float" office:value="29675.0"/>
          <table:table-cell office:value-type="float" office:value="101965.0"/>
          <table:table-cell office:value-type="float" office:value="1134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772.0"/>
          <table:table-cell office:value-type="float" office:value="78801.0"/>
          <table:table-cell office:value-type="float" office:value="55989.0"/>
          <table:table-cell office:value-type="float" office:value="52335.0"/>
          <table:table-cell office:value-type="float" office:value="72771.0"/>
          <table:table-cell office:value-type="float" office:value="205.0"/>
          <table:table-cell office:value-type="float" office:value="0.672657"/>
          <table:table-cell office:value-type="float" office:value="0.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23.0"/>
          <table:table-cell office:value-type="float" office:value="29675.0"/>
          <table:table-cell office:value-type="float" office:value="101965.0"/>
          <table:table-cell office:value-type="float" office:value="1134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772.0"/>
          <table:table-cell office:value-type="float" office:value="78801.0"/>
          <table:table-cell office:value-type="float" office:value="55989.0"/>
          <table:table-cell office:value-type="float" office:value="52335.0"/>
          <table:table-cell office:value-type="float" office:value="72771.0"/>
          <table:table-cell office:value-type="float" office:value="205.0"/>
          <table:table-cell office:value-type="float" office:value="0.42776"/>
          <table:table-cell office:value-type="float" office:value="0.16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17911.0"/>
          <table:table-cell office:value-type="float" office:value="63645.0"/>
          <table:table-cell office:value-type="float" office:value="96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67.0"/>
          <table:table-cell office:value-type="float" office:value="45331.0"/>
          <table:table-cell office:value-type="float" office:value="30504.0"/>
          <table:table-cell office:value-type="float" office:value="30030.0"/>
          <table:table-cell office:value-type="float" office:value="35949.0"/>
          <table:table-cell office:value-type="float" office:value="11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713567"/>
          <table:table-cell office:value-type="float" office:value="0.41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6.0"/>
          <table:table-cell office:value-type="float" office:value="3173.0"/>
          <table:table-cell office:value-type="float" office:value="34402.0"/>
          <table:table-cell office:value-type="float" office:value="118941.0"/>
          <table:table-cell office:value-type="float" office:value="115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836.0"/>
          <table:table-cell office:value-type="float" office:value="86918.0"/>
          <table:table-cell office:value-type="float" office:value="61044.0"/>
          <table:table-cell office:value-type="float" office:value="56974.0"/>
          <table:table-cell office:value-type="float" office:value="73678.0"/>
          <table:table-cell office:value-type="float" office:value="205.0"/>
          <table:table-cell office:value-type="float" office:value="0.703959"/>
          <table:table-cell office:value-type="float" office:value="0.3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328.0"/>
          <table:table-cell office:value-type="float" office:value="34402.0"/>
          <table:table-cell office:value-type="float" office:value="118941.0"/>
          <table:table-cell office:value-type="float" office:value="114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836.0"/>
          <table:table-cell office:value-type="float" office:value="86918.0"/>
          <table:table-cell office:value-type="float" office:value="61044.0"/>
          <table:table-cell office:value-type="float" office:value="56974.0"/>
          <table:table-cell office:value-type="float" office:value="73678.0"/>
          <table:table-cell office:value-type="float" office:value="205.0"/>
          <table:table-cell office:value-type="float" office:value="0.365283"/>
          <table:table-cell office:value-type="float" office:value="0.16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69.0"/>
          <table:table-cell office:value-type="float" office:value="22656.0"/>
          <table:table-cell office:value-type="float" office:value="80681.0"/>
          <table:table-cell office:value-type="float" office:value="101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31.0"/>
          <table:table-cell office:value-type="float" office:value="53448.0"/>
          <table:table-cell office:value-type="float" office:value="35559.0"/>
          <table:table-cell office:value-type="float" office:value="34669.0"/>
          <table:table-cell office:value-type="float" office:value="37320.0"/>
          <table:table-cell office:value-type="float" office:value="11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698596"/>
          <table:table-cell office:value-type="float" office:value="0.38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293.0"/>
          <table:table-cell office:value-type="float" office:value="34306.0"/>
          <table:table-cell office:value-type="float" office:value="118594.0"/>
          <table:table-cell office:value-type="float" office:value="1139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798.0"/>
          <table:table-cell office:value-type="float" office:value="86756.0"/>
          <table:table-cell office:value-type="float" office:value="60954.0"/>
          <table:table-cell office:value-type="float" office:value="56878.0"/>
          <table:table-cell office:value-type="float" office:value="73687.0"/>
          <table:table-cell office:value-type="float" office:value="205.0"/>
          <table:table-cell office:value-type="float" office:value="0.7897"/>
          <table:table-cell office:value-type="float" office:value="0.44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85.0"/>
          <table:table-cell office:value-type="float" office:value="1630.0"/>
          <table:table-cell office:value-type="float" office:value="34306.0"/>
          <table:table-cell office:value-type="float" office:value="118594.0"/>
          <table:table-cell office:value-type="float" office:value="113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798.0"/>
          <table:table-cell office:value-type="float" office:value="86756.0"/>
          <table:table-cell office:value-type="float" office:value="60954.0"/>
          <table:table-cell office:value-type="float" office:value="56878.0"/>
          <table:table-cell office:value-type="float" office:value="73687.0"/>
          <table:table-cell office:value-type="float" office:value="205.0"/>
          <table:table-cell office:value-type="float" office:value="0.577641"/>
          <table:table-cell office:value-type="float" office:value="0.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18.0"/>
          <table:table-cell office:value-type="float" office:value="22551.0"/>
          <table:table-cell office:value-type="float" office:value="80304.0"/>
          <table:table-cell office:value-type="float" office:value="101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293.0"/>
          <table:table-cell office:value-type="float" office:value="53286.0"/>
          <table:table-cell office:value-type="float" office:value="35469.0"/>
          <table:table-cell office:value-type="float" office:value="34573.0"/>
          <table:table-cell office:value-type="float" office:value="37327.0"/>
          <table:table-cell office:value-type="float" office:value="11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0.651474"/>
          <table:table-cell office:value-type="float" office:value="0.33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391.0"/>
          <table:table-cell office:value-type="float" office:value="34673.0"/>
          <table:table-cell office:value-type="float" office:value="120107.0"/>
          <table:table-cell office:value-type="float" office:value="1151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935.0"/>
          <table:table-cell office:value-type="float" office:value="87511.0"/>
          <table:table-cell office:value-type="float" office:value="61348.0"/>
          <table:table-cell office:value-type="float" office:value="57375.0"/>
          <table:table-cell office:value-type="float" office:value="73734.0"/>
          <table:table-cell office:value-type="float" office:value="205.0"/>
          <table:table-cell office:value-type="float" office:value="0.66646"/>
          <table:table-cell office:value-type="float" office:value="0.3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34673.0"/>
          <table:table-cell office:value-type="float" office:value="120107.0"/>
          <table:table-cell office:value-type="float" office:value="114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935.0"/>
          <table:table-cell office:value-type="float" office:value="87511.0"/>
          <table:table-cell office:value-type="float" office:value="61348.0"/>
          <table:table-cell office:value-type="float" office:value="57375.0"/>
          <table:table-cell office:value-type="float" office:value="73734.0"/>
          <table:table-cell office:value-type="float" office:value="205.0"/>
          <table:table-cell office:value-type="float" office:value="0.571499"/>
          <table:table-cell office:value-type="float" office:value="0.2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410.0"/>
          <table:table-cell office:value-type="float" office:value="22945.0"/>
          <table:table-cell office:value-type="float" office:value="81907.0"/>
          <table:table-cell office:value-type="float" office:value="95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0.0"/>
          <table:table-cell office:value-type="float" office:value="54041.0"/>
          <table:table-cell office:value-type="float" office:value="35863.0"/>
          <table:table-cell office:value-type="float" office:value="35070.0"/>
          <table:table-cell office:value-type="float" office:value="37407.0"/>
          <table:table-cell office:value-type="float" office:value="11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0.656346"/>
          <table:table-cell office:value-type="float" office:value="0.3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30.0"/>
          <table:table-cell office:value-type="float" office:value="34390.0"/>
          <table:table-cell office:value-type="float" office:value="118935.0"/>
          <table:table-cell office:value-type="float" office:value="114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829.0"/>
          <table:table-cell office:value-type="float" office:value="86920.0"/>
          <table:table-cell office:value-type="float" office:value="61045.0"/>
          <table:table-cell office:value-type="float" office:value="56984.0"/>
          <table:table-cell office:value-type="float" office:value="73689.0"/>
          <table:table-cell office:value-type="float" office:value="205.0"/>
          <table:table-cell office:value-type="float" office:value="0.687367"/>
          <table:table-cell office:value-type="float" office:value="0.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55.0"/>
          <table:table-cell office:value-type="float" office:value="34390.0"/>
          <table:table-cell office:value-type="float" office:value="118935.0"/>
          <table:table-cell office:value-type="float" office:value="113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829.0"/>
          <table:table-cell office:value-type="float" office:value="86920.0"/>
          <table:table-cell office:value-type="float" office:value="61045.0"/>
          <table:table-cell office:value-type="float" office:value="56984.0"/>
          <table:table-cell office:value-type="float" office:value="73689.0"/>
          <table:table-cell office:value-type="float" office:value="205.0"/>
          <table:table-cell office:value-type="float" office:value="0.531111"/>
          <table:table-cell office:value-type="float" office:value="0.25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49.0"/>
          <table:table-cell office:value-type="float" office:value="365.0"/>
          <table:table-cell office:value-type="float" office:value="22635.0"/>
          <table:table-cell office:value-type="float" office:value="80645.0"/>
          <table:table-cell office:value-type="float" office:value="1034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324.0"/>
          <table:table-cell office:value-type="float" office:value="53450.0"/>
          <table:table-cell office:value-type="float" office:value="35560.0"/>
          <table:table-cell office:value-type="float" office:value="34679.0"/>
          <table:table-cell office:value-type="float" office:value="37327.0"/>
          <table:table-cell office:value-type="float" office:value="11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1.3522"/>
          <table:table-cell office:value-type="float" office:value="1.005"/>
          <table:table-cell office:value-type="float" office:value="0.69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175.0"/>
          <table:table-cell office:value-type="float" office:value="19340.0"/>
          <table:table-cell office:value-type="float" office:value="34440.0"/>
          <table:table-cell office:value-type="float" office:value="119113.0"/>
          <table:table-cell office:value-type="float" office:value="113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841.0"/>
          <table:table-cell office:value-type="float" office:value="86998.0"/>
          <table:table-cell office:value-type="float" office:value="61091.0"/>
          <table:table-cell office:value-type="float" office:value="57033.0"/>
          <table:table-cell office:value-type="float" office:value="73667.0"/>
          <table:table-cell office:value-type="float" office:value="205.0"/>
          <table:table-cell office:value-type="float" office:value="0.63643"/>
          <table:table-cell office:value-type="float" office:value="0.33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1270.0"/>
          <table:table-cell office:value-type="float" office:value="34440.0"/>
          <table:table-cell office:value-type="float" office:value="119113.0"/>
          <table:table-cell office:value-type="float" office:value="1139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841.0"/>
          <table:table-cell office:value-type="float" office:value="86998.0"/>
          <table:table-cell office:value-type="float" office:value="61091.0"/>
          <table:table-cell office:value-type="float" office:value="57033.0"/>
          <table:table-cell office:value-type="float" office:value="73667.0"/>
          <table:table-cell office:value-type="float" office:value="205.0"/>
          <table:table-cell office:value-type="float" office:value="0.348048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8.0"/>
          <table:table-cell office:value-type="float" office:value="22694.0"/>
          <table:table-cell office:value-type="float" office:value="80853.0"/>
          <table:table-cell office:value-type="float" office:value="948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36.0"/>
          <table:table-cell office:value-type="float" office:value="53528.0"/>
          <table:table-cell office:value-type="float" office:value="35606.0"/>
          <table:table-cell office:value-type="float" office:value="34728.0"/>
          <table:table-cell office:value-type="float" office:value="37301.0"/>
          <table:table-cell office:value-type="float" office:value="11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